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df483"/>
    </style:style>
    <style:style style:name="P2" style:family="paragraph" style:parent-style-name="Standard">
      <style:text-properties fo:color="#000000" loext:opacity="100%" fo:font-size="11pt" officeooo:paragraph-rsid="000df483" style:font-size-asian="11pt" style:font-size-complex="11pt"/>
    </style:style>
    <style:style style:name="P3" style:family="paragraph" style:parent-style-name="Standard">
      <style:text-properties officeooo:paragraph-rsid="000ef0b5"/>
    </style:style>
    <style:style style:name="P4" style:family="paragraph" style:parent-style-name="Standard">
      <style:text-properties officeooo:rsid="000f2737" officeooo:paragraph-rsid="000f2737"/>
    </style:style>
    <style:style style:name="P5" style:family="paragraph" style:parent-style-name="Standard">
      <style:text-properties officeooo:rsid="00138b98" officeooo:paragraph-rsid="00138b98"/>
    </style:style>
    <style:style style:name="P6" style:family="paragraph" style:parent-style-name="Standard" style:list-style-name="L1">
      <style:text-properties officeooo:rsid="00138b98" officeooo:paragraph-rsid="00138b98"/>
    </style:style>
    <style:style style:name="P7" style:family="paragraph" style:parent-style-name="Standard" style:list-style-name="L1">
      <style:text-properties officeooo:rsid="0014f7c4" officeooo:paragraph-rsid="0014f7c4"/>
    </style:style>
    <style:style style:name="P8" style:family="paragraph" style:parent-style-name="Standard">
      <style:text-properties officeooo:rsid="0014f7c4" officeooo:paragraph-rsid="0014f7c4"/>
    </style:style>
    <style:style style:name="P9" style:family="paragraph" style:parent-style-name="Standard">
      <style:text-properties officeooo:rsid="0015d4bb" officeooo:paragraph-rsid="0015d4bb"/>
    </style:style>
    <style:style style:name="P10" style:family="paragraph" style:parent-style-name="Standard">
      <style:text-properties officeooo:rsid="00175c42" officeooo:paragraph-rsid="00175c42"/>
    </style:style>
    <style:style style:name="T1" style:family="text">
      <style:text-properties style:font-name="Arial1" fo:font-size="17pt" style:text-underline-style="solid" style:text-underline-width="auto" style:text-underline-color="font-color" officeooo:rsid="000df483" style:font-size-asian="14.8500003814697pt" style:font-size-complex="17pt"/>
    </style:style>
    <style:style style:name="T2" style:family="text">
      <style:text-properties style:font-name="Arial1" fo:font-size="11pt" style:text-underline-style="none" officeooo:rsid="000df483" style:font-size-asian="9.60000038146973pt" style:font-size-complex="11pt"/>
    </style:style>
    <style:style style:name="T3" style:family="text">
      <style:text-properties fo:color="#000000" loext:opacity="100%" style:font-name="Arial1" fo:font-size="11pt" style:font-size-asian="9.60000038146973pt" style:font-size-complex="11pt"/>
    </style:style>
    <style:style style:name="T4" style:family="text">
      <style:text-properties fo:color="#000000" loext:opacity="100%" style:font-name="Arial1" fo:font-size="11pt" officeooo:rsid="000ef0b5" style:font-size-asian="9.60000038146973pt" style:font-size-complex="11pt"/>
    </style:style>
    <style:style style:name="T5" style:family="text">
      <style:text-properties fo:color="#000000" loext:opacity="100%" style:font-name="Arial1" fo:font-size="11pt" officeooo:rsid="000f2737" style:font-size-asian="9.60000038146973pt" style:font-size-complex="11pt"/>
    </style:style>
    <style:style style:name="T6" style:family="text">
      <style:text-properties fo:color="#000000" loext:opacity="100%" style:font-name="Arial1" fo:font-size="11pt" officeooo:rsid="0010dcd1" style:font-size-asian="9.60000038146973pt" style:font-size-complex="11pt"/>
    </style:style>
    <style:style style:name="T7" style:family="text">
      <style:text-properties fo:color="#000000" loext:opacity="100%" style:font-name="Arial1" fo:font-size="11pt" officeooo:rsid="0011b38d" style:font-size-asian="9.60000038146973pt" style:font-size-complex="11pt"/>
    </style:style>
    <style:style style:name="T8" style:family="text">
      <style:text-properties fo:color="#000000" loext:opacity="100%" style:font-name="Arial1" fo:font-size="11pt" officeooo:rsid="0014f7c4" style:font-size-asian="9.60000038146973pt" style:font-size-complex="11pt"/>
    </style:style>
    <style:style style:name="T9" style:family="text">
      <style:text-properties fo:color="#000000" loext:opacity="100%" style:font-name="Arial1" fo:font-size="11pt" officeooo:rsid="0015e69d" style:font-size-asian="9.60000038146973pt" style:font-size-complex="11pt"/>
    </style:style>
    <style:style style:name="T10" style:family="text">
      <style:text-properties fo:color="#000000" loext:opacity="100%" style:font-name="Arial1" fo:font-size="11pt" officeooo:rsid="0018db07" style:font-size-asian="9.60000038146973pt" style:font-size-complex="11pt"/>
    </style:style>
    <style:style style:name="T11" style:family="text">
      <style:text-properties fo:color="#b84747" loext:opacity="100%" style:font-name="Courier New" fo:font-size="10.5pt" style:text-underline-style="none" officeooo:rsid="000df483" style:font-size-asian="10.5pt" style:font-size-complex="10.5pt"/>
    </style:style>
    <style:style style:name="T12" style:family="text">
      <style:text-properties fo:color="#b84747" loext:opacity="100%" style:font-name="Courier New" fo:font-size="10.5pt" style:font-size-asian="10.5pt" style:font-size-complex="10.5pt"/>
    </style:style>
    <text:list-style style:name="L1">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État d’art de Whisper</text:span></text:p>
      <text:p text:style-name="P1"><text:span text:style-name="T1"/></text:p>
      <text:p text:style-name="P1"><text:span text:style-name="T2">cmd : </text:span><text:span text:style-name="T11">whisper </text:span><text:span text:style-name="Source_20_Text"><text:span text:style-name="T12">src/resources/Audio/RecordAudio.wav --language French –model base -o src/resources/Audio/ -ftxt</text:span></text:span><text:span text:style-name="T12"> </text:span></text:p>
      <text:p text:style-name="P2"><text:span text:style-name="T12"/></text:p>
      <text:p text:style-name="P3"><text:span text:style-name="T4">Whisper est système de reconnaissance vocale automatique développé par l’entreprise OpenAI en 2022. Le système a été entraîné avec 680 000 heures de données collectées sur le web en plusieurs langues différentes. Cette quantité d’informations a permis de renforcer la fiabilité </text:span><text:span text:style-name="T5">des résultats</text:span><text:span text:style-name="T4"> lorsqu</text:span><text:span text:style-name="T5">e le système</text:span><text:span text:style-name="T4"> est confronté à des accents différents, </text:span><text:span text:style-name="T5">un bruit de fond important ou encore des langages plus difficiles. </text:span></text:p>
      <text:p text:style-name="P4"><text:span text:style-name="T3">Whisper possède également la capacité de retranscrire un fichier audio en un fichier texte dans de nombreux langages. Il peut également traduire ces langages en anglais.</text:span></text:p>
      <text:p text:style-name="P4"><text:span text:style-name="T3"/></text:p>
      <text:p text:style-name="P4"><text:span text:style-name="T3">L’architecture Whisper est implémentée </text:span><text:span text:style-name="T6">comme un encodeur-décodeur. L’audio qui est donné en entrée du programme est découpé en plusieurs parties de 30 secondes. Puis il est transformé en spectogramme qui est passé dans un encodeur. Il fait ensuite appel à un décodeur qui est entraîné pour prédire le texte correspondant. Tout ceci est mélangé à des tokens spéciaux qui dirigent le modèle afin de réaliser certaines tâches telles que l’identification du langage, les </text:span><text:span text:style-name="T7">indicateurs de durée des phrases, les retranscriptions en plusieurs langues ou la traduction en anglais.</text:span><text:span text:style-name="T6"> <text:s/></text:span></text:p>
      <text:p text:style-name="P4"><text:span text:style-name="T3"/></text:p>
      <text:p text:style-name="P5"><text:span text:style-name="T3">Il y a à disposition 5 types de modèles différents, dont 4 avec des versions spécifiques à l’anglais. </text:span><text:span text:style-name="T9">Ces versions spécifiques ont de meilleures performances pour 2 des 4 modèles</text:span><text:span text:style-name="T3">. Ces modèles offrent une précision de retranscription et une vitesse d’exécution différente. </text:span></text:p>
      <text:p text:style-name="P5"><text:span text:style-name="T3">Il existe donc les modèles suivants :</text:span></text:p>
      <text:list xml:id="list3721533013" text:style-name="L1">
        <text:list-item>
          <text:p text:style-name="P6"><text:span text:style-name="T3">tiny qui utilise 39 M de p</text:span><text:span text:style-name="T8">aramètres, ne requiert que 1 GB de mémoire vive et est très rapide mais ne garanti pas des résultats précis.</text:span></text:p>
        </text:list-item>
        <text:list-item>
          <text:p text:style-name="P7"><text:span text:style-name="T3">base qui utilise 74 M de paramètres, ne requiert que 1 GB de mémoire vive et est assez rapide, il garantit des résultats satisfaisants.</text:span></text:p>
        </text:list-item>
        <text:list-item>
          <text:p text:style-name="P7"><text:span text:style-name="T3">small qui utilise 244 M de paramètres, requiert 2 GB de mémoire vive et est plutôt lent, il garantit des résultats très satisfaisants.</text:span></text:p>
        </text:list-item>
        <text:list-item>
          <text:p text:style-name="P7"><text:span text:style-name="T3">medium qui utilise 769 M de paramètres, requiert 5 GB de mémoire vive et est assez lent, il garantit des résultats très satisfaisants aussi.</text:span></text:p>
        </text:list-item>
        <text:list-item>
          <text:p text:style-name="P7"><text:span text:style-name="T3">large qui utilise 1550 M de paramètres, requiert 10 GB de mémoire vive et est lent, il garantit de très bons résultats.</text:span></text:p>
        </text:list-item>
      </text:list>
      <text:p text:style-name="P8"><text:span text:style-name="T3"/></text:p>
      <text:p text:style-name="P10"><text:span text:style-name="T3">Les pourcentages d’erreur de retranscription varient selon les langages. </text:span><text:span text:style-name="T10">Par exemple le Français possède un taux d’erreur de mot de 8,3 % en utilisant le modèle large, ce qui est plus que satisfaisant.</text:span><text:span text:style-name="T3"> </text:span></text:p>
      <text:p text:style-name="P9"><text:span text:style-name="T3"/></text:p>
      <text:p text:style-name="P9"><text:span text:style-name="T3">Nous avons utilisé le modèle base car c’est celui qui nous donnait les meilleurs résultats par rapport à son temps d’exécution afin de garantir un jeu assez fluide.</text:span></text:p>
      <text:p text:style-name="P4"><text:s/></text:p>
      <text:p text:style-name="P4"><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04T17:31:28.740000000</meta:creation-date>
    <dc:date>2023-05-04T18:33:22.917000000</dc:date>
    <meta:editing-duration>PT40M30S</meta:editing-duration>
    <meta:editing-cycles>9</meta:editing-cycles>
    <meta:generator>LibreOffice/7.0.1.2$Windows_X86_64 LibreOffice_project/7cbcfc562f6eb6708b5ff7d7397325de9e764452</meta:generator>
    <meta:document-statistic meta:table-count="0" meta:image-count="0" meta:object-count="0" meta:page-count="1" meta:paragraph-count="16" meta:word-count="427" meta:character-count="2635" meta:non-whitespace-character-count="2220"/>
  </office:meta>
</office:document-meta>
</file>